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style-name="ce5"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formula="of:= [.D49] + [.C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formula="of:= [.D50] + [.C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formula="of:= [.D51] + [.C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formula="of:= [.D52] + [.C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formula="of:= [.D53] + [.C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4" calcext:value-type="date">
            <text:p>24.09.2021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 [.D54] + [.C55]" office:value-type="float" office:value="82448" calcext:value-type="float">
            <text:p>82 448</text:p>
          </table:table-cell>
          <table:table-cell table:style-name="ce7"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9.625" calcext:value-type="float">
            <text:p>79,63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table:style-name="ce5"/>
          <table:table-cell table:style-name="ce5" table:formula="of:= [.D55] + [.C56]" office:value-type="float" office:value="82448" calcext:value-type="float">
            <text:p>82 448</text:p>
          </table:table-cell>
          <table:table-cell table:style-name="ce5"/>
          <table:table-cell table:formula="of:= [.F55] + [.E56]" office:value-type="float" office:value="425341" calcext:value-type="float">
            <text:p>425 341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float" office:value="67.4" calcext:value-type="float">
            <text:p>67,40</text:p>
          </table:table-cell>
          <table:table-cell table:number-columns-repeated="2"/>
          <table:table-cell table:formula="of:= [.J56] - [.J55] - [.I56]" office:value-type="float" office:value="-1701614" calcext:value-type="float">
            <text:p>-1 701 614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table:style-name="ce5"/>
          <table:table-cell table:style-name="ce5" table:formula="of:= [.D56] + [.C57]" office:value-type="float" office:value="82448" calcext:value-type="float">
            <text:p>82 448</text:p>
          </table:table-cell>
          <table:table-cell table:style-name="ce5"/>
          <table:table-cell table:formula="of:= [.F56] + [.E57]" office:value-type="float" office:value="425341" calcext:value-type="float">
            <text:p>425 341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table:style-name="ce5"/>
          <table:table-cell table:style-name="ce5" table:formula="of:= [.D57] + [.C58]" office:value-type="float" office:value="82448" calcext:value-type="float">
            <text:p>82 448</text:p>
          </table:table-cell>
          <table:table-cell table:style-name="ce5"/>
          <table:table-cell table:formula="of:= [.F57] + [.E58]" office:value-type="float" office:value="425341" calcext:value-type="float">
            <text:p>425 341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 table:style-name="ce5"/>
          <table:table-cell table:style-name="ce5" table:formula="of:= [.D58] + [.C59]" office:value-type="float" office:value="82448" calcext:value-type="float">
            <text:p>82 448</text:p>
          </table:table-cell>
          <table:table-cell table:style-name="ce5"/>
          <table:table-cell table:formula="of:= [.F58] + [.E59]" office:value-type="float" office:value="425341" calcext:value-type="float">
            <text:p>425 341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style-name="ce5" table:formula="of:= [.D59] + [.C60]" office:value-type="float" office:value="82448" calcext:value-type="float">
            <text:p>82 448</text:p>
          </table:table-cell>
          <table:table-cell table:style-name="ce5"/>
          <table:table-cell table:formula="of:= [.F59] + [.E60]" office:value-type="float" office:value="425341" calcext:value-type="float">
            <text:p>425 341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style-name="ce5" table:formula="of:= [.D60] + [.C61]" office:value-type="float" office:value="82448" calcext:value-type="float">
            <text:p>82 448</text:p>
          </table:table-cell>
          <table:table-cell table:style-name="ce5"/>
          <table:table-cell table:formula="of:= [.F60] + [.E61]" office:value-type="float" office:value="425341" calcext:value-type="float">
            <text:p>425 341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.00.0000</text:date>, <text:time style:data-style-name="N2" text:time-value="13:15:00.663658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5T13:15:49.364038386</dc:date>
    <dc:creator>Tomáš Metelka</dc:creator>
    <meta:editing-duration>P30DT23H18M24S</meta:editing-duration>
    <meta:editing-cycles>45</meta:editing-cycles>
    <meta:generator>LibreOffice/6.0.7.3$Linux_X86_64 LibreOffice_project/00m0$Build-3</meta:generator>
    <meta:document-statistic meta:table-count="1" meta:cell-count="424" meta:object-count="0"/>
  </office:meta>
</office:document-meta>
</file>